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00">
      <style:text-properties style:font-name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Základní typ</text:p>
          </table:table-cell>
          <table:table-cell table:style-name="ce1" office:value-type="string" calcext:value-type="string">
            <text:p>Část obce</text:p>
          </table:table-cell>
          <table:table-cell table:style-name="ce1" office:value-type="string" calcext:value-type="string">
            <text:p>Č.dom.</text:p>
          </table:table-cell>
          <table:table-cell table:style-name="ce1" office:value-type="string" calcext:value-type="string">
            <text:p>Ulice</text:p>
          </table:table-cell>
          <table:table-cell table:style-name="ce1" office:value-type="string" calcext:value-type="string">
            <text:p>Č.or.</text:p>
          </table:table-cell>
          <table:table-cell table:style-name="ce1" office:value-type="string" calcext:value-type="string">
            <text:p>Město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Hradčany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retánské ná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Hradčan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hořele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Hradčany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Úvoz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Hradč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dnické scho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Hradčan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oretán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Hradčany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trahovská</text:p>
          </table:table-cell>
          <table:table-cell/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Hradčany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Úvo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šní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šky Krásnohorsk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išky Krásnohorsk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pr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Žateck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Širo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Širo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iselo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iselov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selo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isel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selo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Širo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řížsk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Širok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řížsk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išky Krásnohorsk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řížská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řížská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ílk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Josefo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řehov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ostranské náměstí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ášs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máš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áš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ostranské nám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ostranské nám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stecká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stec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stec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ražického nám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 lužického seminář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 lužického seminář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 lužického seminář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 lužického seminář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iheln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 lužického seminář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tensk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d Brusk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aré zámecké sch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ldštejn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němovn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unovs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erud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erudo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án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ánský vrš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erud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žiště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žiště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armelitská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rokop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řetislavo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armelitská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řetislavo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řetislav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Šporko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lašs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žiště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armelitsk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rmelitská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Újez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ellicho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etřínské sady</text:p>
          </table:table-cell>
          <table:table-cell/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ellicho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ellich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Újez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Újez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Újez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 lanové drá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Újez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Újez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Újez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Újez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Újez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šehrdov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esedn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sední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esedn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Šeříkov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šehrd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Újez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Újez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ellicho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stico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Hroznov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roznov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roznov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a Kampě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Říční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ítězná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ítězn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Šeříkov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Malá Stran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ellicho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gman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gmanno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ladislavo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árodní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álen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pálen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álená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álená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árodní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kuland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kuland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oršil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strovní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 jircháří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 jircháří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patovická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patovic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Čern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řemenco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štross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štrosso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yslíko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ojtěšská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štrossov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sarykovo nábř.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 stru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asarykovo nábř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Vojtěš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arykovo nábř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ezibranská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ezibransk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Krakovsk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rakovs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 Smečká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e Smečká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Ve Smečká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e Smečká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Žitná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Žitn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Štěpánská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Štěpánská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Štěpánská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 jámě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Řeznic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Žitn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Řeznická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Navrátil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říčn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Karlovo nám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arlovo nám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avrátil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Školská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odičkov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Vodičkov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alacké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Palacké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odičk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Jungmanno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ungmannovo nám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28. říj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Václavské nám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áclavské nám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áclavské nám.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áclavské nám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Jindřišská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indřišsk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Jindřišsk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Opletal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pletalo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pletalo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pletalo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pletalo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ndřišská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Růžov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Růžov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U půjčov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Jeruzalémsk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U půjčov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Růžov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Jindřišská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novážné náměstí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enovážné náměstí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ybernská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avlíčko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 poříčí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a poříčí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 poříčí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 poříčí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Na poříčí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iskups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oukenická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ukenická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Soukenická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etrské ná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uhlářsk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uhlářská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uhlářsk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ruhlářs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Zlatnick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latnick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Biskup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iskups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etrská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lynářsk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Petrské ná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oukenická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oukenick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Soukenick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Revoluční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odeck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Klimentská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Kliments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Klimentská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U nemocenské pojišťov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limentsk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Klimentsk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vomlýn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Revoluční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V jircháří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Školská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Jeruzalémsk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e Smečká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patovick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Opletalo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Ve Smečká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Navrátilov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Růžov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rakovská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U půjčov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Krakovská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Mezibransk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Žitná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Krakovsk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Zlatnick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Revoluční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vrátilo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Petrs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Dlážděn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Čern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Pštrossov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štrossov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Růžová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Navrátilo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nno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Kliment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vrátil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enovážné náměstí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ezibransk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Ve Smečká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olzano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enovážné náměstí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Revoluční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Křemenc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U Bulha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Soukenick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Štěpánská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Řeznická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Ostrovní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Pštrossov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a poříčí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indřišsk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Washingto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Ve Smečká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Ve Smečká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Řeznic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Na poříčí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štross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štrosso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Příčn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Navrátil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yslíko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pletalo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enovážné náměstí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árodní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Masarykovo nábř.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oukenická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Klimentsk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enovážné náměstí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Ve Smečká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Nové Měst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Lodec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kuláš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kuláš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kulášsk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entinsk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latnéřsk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eleslavín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eleslavíno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řižovnick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U staré ško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 staré šk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Široká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řížs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ílko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inhart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rlov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arlo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říbrn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áprstko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áprstk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ensk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ensk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Řetězov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Řetězov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etlémské nám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tlémsk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áprstk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áprstko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Karoliny Světl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rtolomějs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Krocíno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Karoliny Světlé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aroliny Světlé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Karoliny Světl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oliny Světl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Karoliny Světl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 Perštýně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tlémské ná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Perlov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73" calcext:value-type="float">
            <text:p>373</text:p>
          </table:table-cell>
          <table:table-cell table:style-name="ce3" office:value-type="string" calcext:value-type="string">
            <text:p>28. říj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75" calcext:value-type="float">
            <text:p>375</text:p>
          </table:table-cell>
          <table:table-cell table:style-name="ce3" office:value-type="string" calcext:value-type="string">
            <text:p>28. říj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a můst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tin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kořep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kořep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helný t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ichalsk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ichalsk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ils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Jilská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Jils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elantricho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elantrich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Kožn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Kožn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ožn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ožná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Železná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avelsk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avelsk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avelsk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velsk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velsk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avel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avels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avel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Rytířsk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Kamzíkov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eletná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ýnská ulič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louh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Masn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ýnsk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ýnsk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ýnská ulič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Štupartsk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rálodvorsk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Jakubs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Jakub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ybn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Benedikt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enedikt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ybná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asn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Masná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asn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sn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string" calcext:value-type="string">
            <text:p>710, 711</text:p>
          </table:table-cell>
          <table:table-cell office:value-type="string" calcext:value-type="string">
            <text:p>Dlouhá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louhá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louhá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ybná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Dlouhá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Dlouhá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enediktsk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Dlouhá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Dlouhá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louhá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louh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ámov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aštalsk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štalsk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aštalská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radebn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Štupartská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Řásnov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aštalsk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Haštalsk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U obecního dv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štalsk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Haštalsk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U obecního dv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Kozí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U obecního dvo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Kozí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Kozí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nežsk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ežsk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Bílko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Kozí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ězeňská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ílko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Bílko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V kolkovně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V kolkovně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Vězeňsk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ozí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 kolkovn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Dlouh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Dlouh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Dušn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taroměstské ná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Vejvodo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Liliov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Rytířsk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Kožn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Konviktská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evolučn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Karoliny Světl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Karoliny Světl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Karoliny Světl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erlov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lišky Krásnohorsk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Benediktsk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roliny Světl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lišky Krásnohorské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kořep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elantricho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Rybn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iliová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Rámov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Králodvorsk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Králodvorsk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Rybná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aha 1</text:p>
          </table:table-cell>
        </table:table-row>
        <table:table-row table:style-name="ro1">
          <table:table-cell office:value-type="string" calcext:value-type="string">
            <text:p>Budova</text:p>
          </table:table-cell>
          <table:table-cell office:value-type="string" calcext:value-type="string">
            <text:p>Staré Měst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enediktsk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aha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ransky Adam</meta:initial-creator>
    <meta:creation-date>2016-12-13T16:11:38.256743364</meta:creation-date>
    <dc:date>2016-12-13T17:40:51.497919197</dc:date>
    <dc:creator>Zabransky Adam</dc:creator>
    <meta:editing-duration>PT1H29M13S</meta:editing-duration>
    <meta:editing-cycles>2</meta:editing-cycles>
    <meta:generator>LibreOffice/5.0.6.2$Linux_X86_64 LibreOffice_project/00$Build-2</meta:generator>
    <meta:document-statistic meta:table-count="1" meta:cell-count="2644" meta:object-count="0"/>
  </office:meta>
</office:document-meta>
</file>